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ing_20_2">
      <style:paragraph-properties fo:text-align="start" style:justify-single-word="false"/>
    </style:style>
    <style:style style:name="P2" style:family="paragraph" style:parent-style-name="Heading_20_2">
      <style:paragraph-properties fo:margin-top="0.353cm" fo:margin-bottom="0.499cm" style:contextual-spacing="false" fo:text-align="start" style:justify-single-word="false"/>
    </style:style>
    <style:style style:name="P3" style:family="paragraph" style:parent-style-name="Heading_20_3">
      <style:paragraph-properties fo:margin-top="0.353cm" fo:margin-bottom="0.499cm" style:contextual-spacing="false" fo:text-align="start" style:justify-single-word="false"/>
    </style:style>
    <style:style style:name="P4" style:family="paragraph" style:parent-style-name="List_20_1" style:list-style-name="WWNum1"/>
    <style:style style:name="P5" style:family="paragraph" style:parent-style-name="Standard">
      <style:paragraph-properties fo:text-align="start" style:justify-single-word="false"/>
    </style:style>
    <style:style style:name="P6" style:family="paragraph" style:parent-style-name="Text_20_body">
      <style:paragraph-properties fo:text-align="start" style:justify-single-word="false"/>
      <style:text-properties officeooo:paragraph-rsid="0019cc4d"/>
    </style:style>
    <style:style style:name="P7" style:family="paragraph" style:parent-style-name="Text_20_body">
      <style:paragraph-properties fo:text-align="start" style:justify-single-word="false"/>
    </style:style>
    <style:style style:name="P8" style:family="paragraph" style:parent-style-name="Text_20_body" style:list-style-name="L1">
      <style:paragraph-properties fo:text-align="start" style:justify-single-word="false"/>
    </style:style>
    <style:style style:name="P9" style:family="paragraph" style:parent-style-name="Text_20_body" style:list-style-name="L2">
      <style:paragraph-properties fo:text-align="start" style:justify-single-word="false"/>
    </style:style>
    <style:style style:name="P10" style:family="paragraph" style:parent-style-name="Text_20_body" style:list-style-name="L3">
      <style:paragraph-properties fo:text-align="start" style:justify-single-word="false"/>
    </style:style>
    <style:style style:name="P11" style:family="paragraph" style:parent-style-name="Text_20_body" style:list-style-name="L4">
      <style:paragraph-properties fo:text-align="start" style:justify-single-word="false"/>
    </style:style>
    <style:style style:name="P12" style:family="paragraph" style:parent-style-name="Text_20_body" style:list-style-name="L5">
      <style:paragraph-properties fo:text-align="start" style:justify-single-word="false"/>
    </style:style>
    <style:style style:name="P13" style:family="paragraph" style:parent-style-name="Text_20_body" style:list-style-name="L6">
      <style:paragraph-properties fo:text-align="start" style:justify-single-word="false"/>
    </style:style>
    <style:style style:name="P14" style:family="paragraph" style:parent-style-name="Text_20_body" style:list-style-name="L7">
      <style:paragraph-properties fo:text-align="start" style:justify-single-word="false"/>
    </style:style>
    <style:style style:name="P15" style:family="paragraph" style:parent-style-name="Text_20_body" style:list-style-name="L8">
      <style:paragraph-properties fo:text-align="start" style:justify-single-word="false"/>
    </style:style>
    <style:style style:name="P16" style:family="paragraph" style:parent-style-name="Text_20_body" style:list-style-name="L9">
      <style:paragraph-properties fo:text-align="start" style:justify-single-word="false"/>
    </style:style>
    <style:style style:name="P17" style:family="paragraph" style:parent-style-name="Text_20_body" style:list-style-name="L10">
      <style:paragraph-properties fo:text-align="start" style:justify-single-word="false"/>
    </style:style>
    <style:style style:name="P18" style:family="paragraph" style:parent-style-name="Text_20_body" style:list-style-name="L11">
      <style:paragraph-properties fo:text-align="start" style:justify-single-word="false"/>
    </style:style>
    <style:style style:name="P19" style:family="paragraph" style:parent-style-name="Text_20_body" style:list-style-name="L12">
      <style:paragraph-properties fo:text-align="start" style:justify-single-word="false"/>
    </style:style>
    <style:style style:name="P20" style:family="paragraph" style:parent-style-name="Text_20_body" style:list-style-name="L13">
      <style:paragraph-properties fo:text-align="start" style:justify-single-word="false"/>
    </style:style>
    <style:style style:name="P21" style:family="paragraph" style:parent-style-name="Text_20_body" style:list-style-name="L14">
      <style:paragraph-properties fo:text-align="start" style:justify-single-word="false"/>
    </style:style>
    <style:style style:name="P22" style:family="paragraph" style:parent-style-name="Text_20_body" style:list-style-name="L15">
      <style:paragraph-properties fo:text-align="start" style:justify-single-word="false"/>
    </style:style>
    <style:style style:name="T1" style:family="text">
      <style:text-properties officeooo:rsid="0019cc4d"/>
    </style:style>
    <style:style style:name="T2" style:family="text">
      <style:text-properties style:font-name="Calibri1"/>
    </style:style>
    <style:style style:name="T3" style:family="text">
      <style:text-properties style:font-name="Calibri1" officeooo:rsid="0019cc4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ation d’Exploitation et de Maintenance</text:p>
      <text:h text:style-name="P1" text:outline-level="2"><text:span text:style-name="Strong_20_Emphasis"><text:span text:style-name="T3">1. </text:span></text:span><text:span text:style-name="Strong_20_Emphasis"><text:span text:style-name="T2">Objectif du document</text:span></text:span></text:h>
      <text:p text:style-name="P6"><text:line-break/>Ce document décrit les procédures nécessaires pour assurer l’exploitation et la maintenance du système de ruches connectées déployé pour la Mairie de Paris. Il fournit aux équipes techniques les instructions pour garantir le bon fonctionnement, la disponibilité et la sécurité de la solution.</text:p>
      <text:h text:style-name="Heading_20_3" text:outline-level="3"><text:span text:style-name="Strong_20_Emphasis">Portée</text:span><text:line-break/>Le périmètre couvre l’ensemble des composants du système :</text:h>
      <text:list text:style-name="L1">
        <text:list-item>
          <text:p text:style-name="P8">Capteurs d’humidité basés sur ESP32 installés dans chaque ruche</text:p>
        </text:list-item>
        <text:list-item>
          <text:p text:style-name="P8">Infrastructure de communication et synchronisation (Wi-Fi, Firebase, etc.)</text:p>
        </text:list-item>
        <text:list-item>
          <text:p text:style-name="P8">Application mobile et web utilisée par les apiculteurs pour consulter les données</text:p>
        </text:list-item>
        <text:list-item>
          <text:p text:style-name="P8">Services de notifications et alertes en cas de dépassement de seuil d’humidité</text:p>
        </text:list-item>
      </text:list>
      <text:h text:style-name="Heading_20_3" text:outline-level="3"><text:span text:style-name="Strong_20_Emphasis">Public cible</text:span></text:h>
      <text:list text:style-name="L2">
        <text:list-item>
          <text:p text:style-name="P9">Équipe d’exploitation en charge du suivi de l’infrastructure et des services cloud</text:p>
        </text:list-item>
        <text:list-item>
          <text:p text:style-name="P9">Administrateurs système responsables de la mise à jour et de la sécurité</text:p>
        </text:list-item>
        <text:list-item>
          <text:p text:style-name="P9">Équipe de support technique en charge de l’assistance aux apiculteurs utilisateurs</text:p>
        </text:list-item>
      </text:list>
      <text:p text:style-name="P5"/>
      <text:h text:style-name="P2" text:outline-level="2">2. Architecture du système</text:h>
      <text:h text:style-name="P3" text:outline-level="3">2.1 Schéma d’architecture globale</text:h>
      <text:p text:style-name="P7">Le système repose sur une architecture IoT connectée avec intégration <text:span text:style-name="Strong_20_Emphasis">Firebase</text:span> :</text:p>
      <text:list text:style-name="L3">
        <text:list-item>
          <text:p text:style-name="P10"><text:span text:style-name="Strong_20_Emphasis">Niveau embarqué (Edge)</text:span> :</text:p>
          <text:list>
            <text:list-item>
              <text:p text:style-name="P10"><text:span text:style-name="Strong_20_Emphasis">ESP32</text:span> équipé des capteurs (température, humidité, poids, micro, passage).</text:p>
            </text:list-item>
            <text:list-item>
              <text:p text:style-name="P10">Connexion Wi-Fi → <text:span text:style-name="Strong_20_Emphasis">Firebase Realtime Database / Firestore</text:span> pour l’envoi des données.</text:p>
            </text:list-item>
            <text:list-item>
              <text:p text:style-name="P10">Support OTA pour mise à jour firmware via Firebase Storage ou backend Spring Boot.</text:p>
            </text:list-item>
          </text:list>
        </text:list-item>
        <text:list-item>
          <text:p text:style-name="P10"><text:span text:style-name="Strong_20_Emphasis">Niveau middleware (Firebase)</text:span> :</text:p>
          <text:list>
            <text:list-item>
              <text:p text:style-name="P10"><text:soft-page-break/><text:span text:style-name="Strong_20_Emphasis">Firebase Authentication</text:span> : gestion des comptes utilisateurs (apiculteurs, techniciens).</text:p>
            </text:list-item>
            <text:list-item>
              <text:p text:style-name="P10"><text:span text:style-name="Strong_20_Emphasis">Firebase Realtime Database</text:span> (ou <text:span text:style-name="Strong_20_Emphasis">Cloud Firestore</text:span>) : stockage temps réel des données brutes envoyées par les ESP32.</text:p>
            </text:list-item>
            <text:list-item>
              <text:p text:style-name="P10"><text:span text:style-name="Strong_20_Emphasis">Firebase Cloud Messaging (FCM)</text:span> : envoi de notifications push aux mobiles.</text:p>
            </text:list-item>
            <text:list-item>
              <text:p text:style-name="P10"><text:span text:style-name="Strong_20_Emphasis">Firebase Storage</text:span> : stockage de fichiers (logs capteurs, firmware OTA).</text:p>
            </text:list-item>
          </text:list>
        </text:list-item>
        <text:list-item>
          <text:p text:style-name="P10"><text:span text:style-name="Strong_20_Emphasis">Niveau serveur applicatif (Backend Web)</text:span> :</text:p>
          <text:list>
            <text:list-item>
              <text:p text:style-name="P10"><text:span text:style-name="Strong_20_Emphasis">Spring Boot</text:span> pour le traitement métier avancé :</text:p>
              <text:list>
                <text:list-item>
                  <text:p text:style-name="P10">Agrégation et analyse (détection d’anomalies : essaimage, mortalité).</text:p>
                </text:list-item>
                <text:list-item>
                  <text:p text:style-name="P10">Exposition d’API REST pour reporting et intégrations tierces.</text:p>
                </text:list-item>
                <text:list-item>
                  <text:p text:style-name="P10">Interaction avec la base PostgreSQL pour l’historisation et l’archivage long terme.</text:p>
                </text:list-item>
              </text:list>
            </text:list-item>
          </text:list>
        </text:list-item>
        <text:list-item>
          <text:p text:style-name="P10"><text:span text:style-name="Strong_20_Emphasis">Niveau utilisateur (Frontend)</text:span> :</text:p>
          <text:list>
            <text:list-item>
              <text:p text:style-name="P10"><text:span text:style-name="Strong_20_Emphasis">Application mobile Flutter/Dart</text:span> reliée directement à Firebase (Realtime Database/Firestore + Auth + FCM).</text:p>
            </text:list-item>
            <text:list-item>
              <text:p text:style-name="P10">Tableau de bord mobile : suivi temps réel, configuration seuils d’alerte, réception notifications.</text:p>
            </text:list-item>
            <text:list-item>
              <text:p text:style-name="P10">Accès à l’historique et aux rapports via API Spring Boot.</text:p>
            </text:list-item>
          </text:list>
        </text:list-item>
      </text:list>
      <text:h text:style-name="P3" text:outline-level="3">2.2 Dépendances</text:h>
      <text:list text:style-name="L4">
        <text:list-item>
          <text:p text:style-name="P11"><text:span text:style-name="Strong_20_Emphasis">ESP32</text:span> : SDK Arduino/ESP-IDF + bibliothèques Firebase ESP32.</text:p>
        </text:list-item>
        <text:list-item>
          <text:p text:style-name="P11"><text:span text:style-name="Strong_20_Emphasis">Firebase</text:span> : Authentication, Firestore/Realtime DB, Cloud Messaging, Storage.</text:p>
        </text:list-item>
        <text:list-item>
          <text:p text:style-name="P11"><text:span text:style-name="Strong_20_Emphasis">Spring Boot</text:span> : Java 17+, Maven/Gradle, intégration Firebase Admin SDK.</text:p>
        </text:list-item>
        <text:list-item>
          <text:p text:style-name="P11"><text:span text:style-name="Strong_20_Emphasis">Flutter</text:span> : SDK Flutter/Dart, Firebase SDK (Auth, Firestore, Messaging).</text:p>
        </text:list-item>
        <text:list-item>
          <text:p text:style-name="P11"><text:span text:style-name="Strong_20_Emphasis">PostgreSQL</text:span> : stockage long terme et analytics.</text:p>
        </text:list-item>
        <text:list-item>
          <text:p text:style-name="P11"><text:span text:style-name="Strong_20_Emphasis">API externes</text:span> : météo, géolocalisation.</text:p>
        </text:list-item>
        <text:list-item>
          <text:p text:style-name="P11"><text:span text:style-name="Strong_20_Emphasis">TLS/SSL</text:span> : sécurisation des flux ESP32 ↔ Firebase ↔ Spring Boot ↔ Mobile.</text:p>
        </text:list-item>
      </text:list>
      <text:h text:style-name="P2" text:outline-level="2">3. Procédures opérationnelles</text:h>
      <text:h text:style-name="P3" text:outline-level="3">3.1 Démarrage / Arrêt des services</text:h>
      <text:list text:style-name="L5">
        <text:list-item>
          <text:p text:style-name="P12"><text:span text:style-name="Strong_20_Emphasis">ESP32</text:span> : boot auto → connexion Wi-Fi → sync avec Firebase → envoi mesures.</text:p>
        </text:list-item>
        <text:list-item>
          <text:p text:style-name="P12"><text:span text:style-name="Strong_20_Emphasis">Firebase</text:span> : services managés (pas de démarrage manuel).</text:p>
        </text:list-item>
        <text:list-item>
          <text:p text:style-name="P12"><text:span text:style-name="Strong_20_Emphasis">Spring Boot</text:span> : déploiement Docker/Kubernetes (<text:span text:style-name="Source_20_Text">docker run hive-backend</text:span>).</text:p>
        </text:list-item>
        <text:list-item>
          <text:p text:style-name="P12"><text:soft-page-break/><text:span text:style-name="Strong_20_Emphasis">Flutter</text:span> : accès utilisateur via Firebase Auth (login email/MFA).</text:p>
        </text:list-item>
      </text:list>
      <text:h text:style-name="P3" text:outline-level="3">3.2 Surveillance</text:h>
      <text:list text:style-name="L6">
        <text:list-item>
          <text:p text:style-name="P13"><text:span text:style-name="Strong_20_Emphasis">ESP32</text:span> : logs série + monitoring via Firebase DebugView.</text:p>
        </text:list-item>
        <text:list-item>
          <text:p text:style-name="P13"><text:span text:style-name="Strong_20_Emphasis">Firebase</text:span> : console Firebase (statut services, logs d’événements, quotas).</text:p>
        </text:list-item>
        <text:list-item>
          <text:p text:style-name="P13"><text:span text:style-name="Strong_20_Emphasis">Spring Boot</text:span> : monitoring via Actuator, Prometheus/Grafana.</text:p>
        </text:list-item>
        <text:list-item>
          <text:p text:style-name="P13"><text:span text:style-name="Strong_20_Emphasis">Mobile</text:span> : Firebase Crashlytics pour erreurs côté client.</text:p>
        </text:list-item>
      </text:list>
      <text:h text:style-name="P3" text:outline-level="3">3.3 Sauvegarde et restauration</text:h>
      <text:list text:style-name="L7">
        <text:list-item>
          <text:p text:style-name="P14">Firebase DB : export régulier via Google Cloud Storage.</text:p>
        </text:list-item>
        <text:list-item>
          <text:p text:style-name="P14">PostgreSQL : dump quotidien + restauration testée sur préprod.</text:p>
        </text:list-item>
        <text:list-item>
          <text:p text:style-name="P14">Config utilisateurs et ruches stockée dans Firestore + backup JSON.</text:p>
        </text:list-item>
      </text:list>
      <text:h text:style-name="P2" text:outline-level="2">4. Procédures de maintenance</text:h>
      <text:h text:style-name="P3" text:outline-level="3">4.1 Mises à jour et patchs</text:h>
      <text:list text:style-name="L8">
        <text:list-item>
          <text:p text:style-name="P15"><text:span text:style-name="Strong_20_Emphasis">ESP32</text:span> : OTA via Firebase Storage (firmware distribué depuis le cloud).</text:p>
        </text:list-item>
        <text:list-item>
          <text:p text:style-name="P15"><text:span text:style-name="Strong_20_Emphasis">Flutter</text:span> : mise à jour via Play Store / App Store.</text:p>
        </text:list-item>
        <text:list-item>
          <text:p text:style-name="P15"><text:span text:style-name="Strong_20_Emphasis">Spring Boot</text:span> : déploiement CI/CD (rollback via Docker image).</text:p>
        </text:list-item>
      </text:list>
      <text:h text:style-name="P3" text:outline-level="3">4.2 Gestion de configuration</text:h>
      <text:list text:style-name="L9">
        <text:list-item>
          <text:p text:style-name="P16"><text:span text:style-name="Strong_20_Emphasis">Firebase</text:span> : Remote Config pour gérer certains seuils dynamiquement.</text:p>
        </text:list-item>
        <text:list-item>
          <text:p text:style-name="P16"><text:span text:style-name="Strong_20_Emphasis">Spring Boot</text:span> : fichier <text:span text:style-name="Source_20_Text">application.yml</text:span> versionné.</text:p>
        </text:list-item>
        <text:list-item>
          <text:p text:style-name="P16"><text:span text:style-name="Strong_20_Emphasis">ESP32</text:span> : paramètres Wi-Fi et identifiants Firebase stockés dans NVS (Non-Volatile Storage).</text:p>
        </text:list-item>
      </text:list>
      <text:h text:style-name="P3" text:outline-level="3">4.3 Gestion des incidents</text:h>
      <text:list text:style-name="L10">
        <text:list-item>
          <text:p text:style-name="P17"><text:span text:style-name="Strong_20_Emphasis">N1 (terrain)</text:span> : vérifier alimentation ESP32, capteurs, Wi-Fi.</text:p>
        </text:list-item>
        <text:list-item>
          <text:p text:style-name="P17"><text:span text:style-name="Strong_20_Emphasis">N2 (cloud)</text:span> : vérifier Firebase console, logs Firestore/Auth/FCM.</text:p>
        </text:list-item>
        <text:list-item>
          <text:p text:style-name="P17"><text:span text:style-name="Strong_20_Emphasis">N3 (backend)</text:span> : analyse des logs Spring Boot et debug via Firebase Admin SDK.</text:p>
        </text:list-item>
      </text:list>
      <text:h text:style-name="P3" text:outline-level="3">4.4 Plan de continuité (PRA/PCA)</text:h>
      <text:list text:style-name="L11">
        <text:list-item>
          <text:p text:style-name="P18">Redondance naturelle via Firebase (services managés multi-zones).</text:p>
        </text:list-item>
        <text:list-item>
          <text:p text:style-name="P18">Backup PostgreSQL et synchronisation avec Firebase pour reprise rapide.</text:p>
        </text:list-item>
        <text:list-item>
          <text:p text:style-name="P18"><text:soft-page-break/>Procédure terrain : récupération manuelle des données via UART si perte cloud prolongée.</text:p>
        </text:list-item>
      </text:list>
      <text:h text:style-name="P2" text:outline-level="2">5. Sécurité</text:h>
      <text:list text:style-name="L12">
        <text:list-item>
          <text:p text:style-name="P19">Authentification : Firebase Auth (email/password, OAuth, MFA).</text:p>
        </text:list-item>
        <text:list-item>
          <text:p text:style-name="P19">Communication chiffrée TLS (ESP32 ↔ Firebase ↔ Backend ↔ Mobile).</text:p>
        </text:list-item>
        <text:list-item>
          <text:p text:style-name="P19">Données sensibles chiffrées au repos (PostgreSQL, Storage Firebase).</text:p>
        </text:list-item>
        <text:list-item>
          <text:p text:style-name="P19">Journalisation des accès Firebase et API Spring Boot.</text:p>
        </text:list-item>
      </text:list>
      <text:h text:style-name="P2" text:outline-level="2">6. Support utilisateur</text:h>
      <text:list text:style-name="L13">
        <text:list-item>
          <text:p text:style-name="P20"><text:span text:style-name="Strong_20_Emphasis">Problème capteur/ruche</text:span> → vérifier ESP32 + réseau.</text:p>
        </text:list-item>
        <text:list-item>
          <text:p text:style-name="P20"><text:span text:style-name="Strong_20_Emphasis">Problème appli mobile</text:span> → clear cache, vérifier Firebase Auth.</text:p>
        </text:list-item>
        <text:list-item>
          <text:p text:style-name="P20"><text:span text:style-name="Strong_20_Emphasis">Problème notifications</text:span> → vérifier FCM activé et droits Android/iOS.</text:p>
        </text:list-item>
      </text:list>
      <text:h text:style-name="P2" text:outline-level="2">7. Annexes</text:h>
      <text:h text:style-name="P3" text:outline-level="3">Inventaire matériel et logiciel</text:h>
      <text:list text:style-name="L14">
        <text:list-item>
          <text:p text:style-name="P21">ESP32 avec capteurs IoT.</text:p>
        </text:list-item>
        <text:list-item>
          <text:p text:style-name="P21">Firebase : Auth, Firestore, FCM, Storage.</text:p>
        </text:list-item>
        <text:list-item>
          <text:p text:style-name="P21">Spring Boot (Java 17).</text:p>
        </text:list-item>
        <text:list-item>
          <text:p text:style-name="P21">Flutter (SDK 3.x, Dart).</text:p>
        </text:list-item>
        <text:list-item>
          <text:p text:style-name="P21">PostgreSQL.</text:p>
        </text:list-item>
      </text:list>
      <text:h text:style-name="P3" text:outline-level="3">Paramètres critiques</text:h>
      <text:list text:style-name="L15">
        <text:list-item>
          <text:p text:style-name="P22">Ports : 443 (HTTPS Firebase, API backend), 1883 (MQTT si utilisé localement).</text:p>
        </text:list-item>
        <text:list-item>
          <text:p text:style-name="P22">Répertoires Spring Boot : <text:span text:style-name="Source_20_Text">/etc/hive/config/</text:span>, <text:span text:style-name="Source_20_Text">/var/log/hive/</text:span>.</text:p>
        </text:list-item>
      </text:list>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caption"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_20_Char" style:display-name="Header Char" style:family="text" style:parent-style-name="Default_20_Paragraph_20_Font_20__28_WW_29_"/>
    <style:style style:name="Footer_20_Char" style:display-name="Footer Char" style:family="text" style:parent-style-name="Default_20_Paragraph_20_Font_20__28_WW_29_"/>
    <style:style style:name="Default_20_Paragraph_20_Font_20__28_WW_29_" style:display-name="Default Paragraph Font (WW)" style:family="text"/>
    <style:style style:name="Heading_20_1_20_Char" style:display-name="Heading 1 Char" style:family="text" style:parent-style-name="Default_20_Paragraph_20_Font_20__28_WW_29_">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_20__28_WW_29_">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_20__28_WW_29_">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_20__28_WW_29_">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_20__28_WW_29_"/>
    <style:style style:name="Body_20_Text_20_2_20_Char" style:display-name="Body Text 2 Char" style:family="text" style:parent-style-name="Default_20_Paragraph_20_Font_20__28_WW_29_" loext:linked-style-name="Body_20_Text_20_2"/>
    <style:style style:name="Body_20_Text_20_3_20_Char" style:display-name="Body Text 3 Char" style:family="text" style:parent-style-name="Default_20_Paragraph_20_Font_20__28_WW_29_" loext:linked-style-name="Body_20_Text_20_3">
      <style:text-properties fo:font-size="8pt" style:font-size-asian="8pt" style:font-size-complex="8pt"/>
    </style:style>
    <style:style style:name="Macro_20_Text_20_Char" style:display-name="Macro Text Char" style:family="text" style:parent-style-name="Default_20_Paragraph_20_Font_20__28_WW_29_"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_20__28_WW_29_"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_20__28_WW_29_">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_20__28_WW_29_">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_20__28_WW_29_">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_20__28_WW_29_">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_20__28_WW_29_">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_20__28_WW_29_">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Emphasis" style:family="text" style:parent-style-name="Default_20_Paragraph_20_Font_20__28_WW_29_">
      <style:text-properties fo:font-style="italic" style:font-style-asian="italic" style:font-style-complex="italic"/>
    </style:style>
    <style:style style:name="Intense_20_Quote_20_Char" style:display-name="Intense Quote Char" style:family="text" style:parent-style-name="Default_20_Paragraph_20_Font_20__28_WW_29_"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_20__28_WW_29_">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_20__28_WW_29_">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_20__28_WW_29_">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_20__28_WW_29_">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_20__28_WW_29_">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python-docx</meta:initial-creator>
    <dc:description>generated by python-docx</dc:description>
    <meta:editing-cycles>3</meta:editing-cycles>
    <meta:creation-date>2013-12-23T23:15:00</meta:creation-date>
    <dc:date>2025-08-24T23:33:50.462000000</dc:date>
    <meta:editing-duration>PT55M25S</meta:editing-duration>
    <meta:generator>LibreOffice/7.6.1.2$Windows_X86_64 LibreOffice_project/f5defcebd022c5bc36bbb79be232cb6926d8f674</meta:generator>
    <meta:document-statistic meta:table-count="0" meta:image-count="0" meta:object-count="0" meta:page-count="4" meta:paragraph-count="92" meta:word-count="825" meta:character-count="5364" meta:non-whitespace-character-count="4699"/>
    <meta:user-defined meta:name="AppVersion">14.0000</meta:user-defined>
    <meta:template xlink:type="simple" xlink:actuate="onRequest" xlink:title="Normal.dotm" xlink:href=""/>
  </office:meta>
</office:document-meta>
</file>